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ext_20_body">
      <style:text-properties officeooo:rsid="0008d4c6" officeooo:paragraph-rsid="0008d4c6"/>
    </style:style>
    <style:style style:name="P2" style:family="paragraph" style:parent-style-name="Title">
      <style:text-properties officeooo:rsid="0008d4c6" officeooo:paragraph-rsid="0008d4c6"/>
    </style:style>
    <style:style style:name="P3" style:family="paragraph" style:parent-style-name="Heading_20_1">
      <style:text-properties officeooo:paragraph-rsid="0008d4c6"/>
    </style:style>
    <style:style style:name="T1" style:family="text">
      <style:text-properties officeooo:rsid="0008d4c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wo Passes of SPARK Semantic Analysis</text:p>
      <text:h text:style-name="P3" text:outline-level="1"><text:span text:style-name="T1">Introduction</text:span></text:h>
      <text:p text:style-name="P1">The semantic analysis of a SPARK Classic by the new Examiner, unfortunately, seems to require two passes. <text:s/>The first performed during semantic analysis performed by the front-end and the second by the Examiner back-end. <text:s/>The first pass is necessitated to perform complete semantic analysis of Ada names that appear in SPARK Classic annotations/pragmas. 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6-14T12:53:22.197865210</meta:creation-date>
    <dc:date>2022-06-14T17:33:38.859925115</dc:date>
    <meta:editing-duration>PT4H30M6S</meta:editing-duration>
    <meta:editing-cycles>1</meta:editing-cycles>
    <meta:document-statistic meta:table-count="0" meta:image-count="0" meta:object-count="0" meta:page-count="1" meta:paragraph-count="3" meta:word-count="60" meta:character-count="403" meta:non-whitespace-character-count="342"/>
    <meta:generator>LibreOffice/6.1.5.2$Linux_X86_64 LibreOffice_project/10$Build-2</meta:generator>
  </office:meta>
</office:document-meta>
</file>